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B000002632C3332A8927EF609.png" manifest:media-type="image/png"/>
  <manifest:file-entry manifest:full-path="Pictures/10000001000004340000027682CF88D1D64EA36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0d9" officeooo:paragraph-rsid="001980d9"/>
    </style:style>
    <style:style style:name="P2" style:family="paragraph" style:parent-style-name="Standard">
      <style:text-properties officeooo:rsid="001980d9" officeooo:paragraph-rsid="001980d9"/>
    </style:style>
    <style:style style:name="P3" style:family="paragraph" style:parent-style-name="Standard">
      <style:text-properties officeooo:rsid="001a5089" officeooo:paragraph-rsid="001a5089"/>
    </style:style>
    <style:style style:name="T1" style:family="text">
      <style:text-properties officeooo:rsid="001a50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2T3</text:p>
      <text:p text:style-name="P1"/>
      <text:p text:style-name="P1">-<text:span text:style-name="T1">Captura despues de iniciar <text:s/>carpeta en hyper x</text:span></text:p>
      <text:p text:style-name="P1"/>
      <text:p text:style-name="P1"><draw:frame draw:style-name="fr2" draw:name="Imagen1" text:anchor-type="char" svg:x="0.155cm" svg:y="0.025cm" svg:width="15.339cm" svg:height="7.198cm" draw:z-index="0"><draw:image xlink:href="Pictures/100000010000058B000002632C3332A8927EF609.png" xlink:type="simple" xlink:show="embed" xlink:actuate="onLoad" draw:mime-type="image/png"/></draw:frame></text:p>
      <text:p text:style-name="P3">-</text:p>
      <text:p text:style-name="P3"><draw:frame draw:style-name="fr1" draw:name="Imagen2" text:anchor-type="char" svg:width="16.722cm" svg:height="9.79cm" draw:z-index="1"><draw:image xlink:href="Pictures/10000001000004340000027682CF88D1D64EA3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ffffd7" draw:end-color="#dee6ef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#808080 0.176cm 0.176cm" fo:background-color="#eff3e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ff3e3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eff3e3" draw:fill-gradient-name="Gradient_20_1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4T23:43:53.395000000</meta:creation-date>
    <meta:editing-duration>PT3M52S</meta:editing-duration>
    <meta:editing-cycles>2</meta:editing-cycles>
    <meta:generator>LibreOffice/7.3.3.2$Windows_X86_64 LibreOffice_project/d1d0ea68f081ee2800a922cac8f79445e4603348</meta:generator>
    <dc:date>2022-11-04T23:47:43.858000000</dc:date>
    <meta:document-statistic meta:table-count="0" meta:image-count="2" meta:object-count="0" meta:page-count="1" meta:paragraph-count="3" meta:word-count="10" meta:character-count="52" meta:non-whitespace-character-count="44"/>
  </office:meta>
</office:document-meta>
</file>